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5%" fo:text-indent="-0.635cm" style:auto-text-indent="false"/>
      <style:text-properties fo:font-variant="normal" fo:text-transform="none"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left="0cm" fo:margin-right="0cm" fo:line-height="105%" fo:text-indent="-0.635cm" style:auto-text-indent="false"/>
    </style:style>
    <style:style style:name="P3" style:family="paragraph" style:parent-style-name="Text_20_body">
      <style:paragraph-properties fo:margin-left="0cm" fo:margin-right="0cm" fo:line-height="105%" fo:text-indent="-0.635cm" style:auto-text-indent="false"/>
      <style:text-properties fo:font-variant="normal" fo:text-transform="none" style:font-name="Times New Roman" fo:font-size="12pt" fo:font-style="italic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line-height="105%" fo:text-indent="-0.635cm" style:auto-text-indent="false"/>
      <style:text-properties fo:font-variant="normal" fo:text-transform="none" fo:color="#000000"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style:font-name="Arial" fo:font-size="18.2000007629395pt" style:font-size-asian="18.2000007629395pt" style:font-size-complex="18.2000007629395pt"/>
    </style:style>
    <style:style style:name="T2" style:family="text">
      <style:text-properties fo:font-variant="normal" fo:text-transform="none" style:font-name="Arial" fo:font-size="18.2000007629395pt" fo:font-weight="bold" style:font-size-asian="18.2000007629395pt" style:font-weight-asian="bold" style:font-size-complex="18.2000007629395pt" style:font-weight-complex="bold"/>
    </style:style>
    <style:style style:name="T3" style:family="text">
      <style:text-properties fo:font-size="12pt"/>
    </style:style>
    <style:style style:name="T4" style:family="text">
      <style:text-properties fo:font-size="12pt" fo:font-style="italic"/>
    </style:style>
    <style:style style:name="T5" style:family="text">
      <style:text-properties fo:font-size="12pt" fo:font-style="normal" style:font-style-asian="normal" style:font-style-complex="normal"/>
    </style:style>
    <style:style style:name="T6" style:family="text">
      <style:text-properties fo:font-size="12pt"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color="#000000"/>
    </style:style>
    <style:style style:name="T11" style:family="text">
      <style:text-properties fo:color="#000000" fo:font-size="12pt"/>
    </style:style>
    <style:style style:name="T12" style:family="text">
      <style:text-properties fo:color="#000000" fo:font-size="12pt" fo:font-style="italic"/>
    </style:style>
    <style:style style:name="T13" style:family="text">
      <style:text-properties fo:color="#000000" fo:font-size="12pt"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color="#000000" fo:font-style="italic"/>
    </style:style>
    <style:style style:name="T15" style:family="text">
      <style:text-properties fo:color="#0000ff" fo:font-style="normal" style:text-underline-style="solid" style:text-underline-width="auto" style:text-underline-color="font-color" style:font-style-asian="normal" style:font-style-complex="normal"/>
    </style:style>
    <style:style style:name="T16" style:family="text">
      <style:text-properties fo:color="#6b2394"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fo:color="#6b4794"/>
    </style:style>
    <style:style style:name="T18" style:family="text">
      <style:text-properties fo:color="#6b4794" fo:font-size="12pt"/>
    </style:style>
    <style:style style:name="T19" style:family="text">
      <style:text-properties fo:color="#6b4794" fo:font-size="12pt"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color="#6b4794" fo:font-style="normal" style:text-underline-style="solid" style:text-underline-width="auto" style:text-underline-color="font-color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<text:s/>Propuesta de s</text:span><text:span text:style-name="T2">olución software </text:span></text:h>
      <text:p text:style-name="P2"><text:tab/>- <text:span text:style-name="T11">Servicio de mensajería en internet </text:span><text:a xlink:type="simple" xlink:href="https://web.telegram.org/" text:style-name="Internet_20_link"><text:span text:style-name="T18">Telegram</text:span></text:a><text:span text:style-name="T12">,</text:span><text:span text:style-name="T10"> </text:span><text:span text:style-name="T11">para la comunicación en general y notificaciones urgentes entre el equipo. </text:span><text:span text:style-name="T19">Telegram</text:span><text:span text:style-name="T11"> tiene licencia </text:span><text:a xlink:type="simple" xlink:href="https://www.gnu.org/licenses/licenses.es.html" text:style-name="Internet_20_link">GNU</text:a><text:span text:style-name="T11">/</text:span><text:a xlink:type="simple" xlink:href="https://es.wikipedia.org/wiki/GNU_General_Public_License" text:style-name="Internet_20_link">GPL</text:a><text:span text:style-name="T11">(</text:span><text:span text:style-name="T12">General Public License</text:span><text:span text:style-name="T11">) y sus términos se pueden encontrar </text:span><text:a xlink:type="simple" xlink:href="https://github.com/DrKLO/Telegram/blob/master/LICENSE" text:style-name="Internet_20_link">aquí</text:a><text:span text:style-name="T11">. Herramienta fácil e intuitiva con multitud de compatibilidad de envío y recepción de archivos.</text:span></text:p>
      <text:p text:style-name="P1"><text:span text:style-name="T10"><text:tab/>- Cliente de correo </text:span><text:a xlink:type="simple" xlink:href="https://www.mozilla.org/es-ES/thunderbird/" text:style-name="Internet_20_link"><text:span text:style-name="T17">Thunderbird</text:span></text:a><text:span text:style-name="T14">, </text:span><text:span text:style-name="T10">desarrollado por la fundación </text:span><text:span text:style-name="T14">Mozilla</text:span><text:span text:style-name="T10">, para el envío de documentos y la convocatoria de reuniones. La licencia de </text:span><text:span text:style-name="T14">Thunderbird</text:span><text:span text:style-name="T10"> es </text:span><text:a xlink:type="simple" xlink:href="https://es.wikipedia.org/wiki/Mozilla_Public_License" text:style-name="Internet_20_link"><text:span text:style-name="T17">MPL</text:span></text:a><text:span text:style-name="T10">/</text:span><text:a xlink:type="simple" xlink:href="https://es.wikipedia.org/wiki/GNU_General_Public_License" text:style-name="Internet_20_link"><text:span text:style-name="T17">GPL</text:span></text:a><text:span text:style-name="T10">/</text:span><text:a xlink:type="simple" xlink:href="https://es.wikipedia.org/wiki/GNU_Lesser_General_Public_License" text:style-name="Internet_20_link"><text:span text:style-name="T17">LGPL</text:span></text:a><text:span text:style-name="T10"> (</text:span><text:span text:style-name="T14">Mozilla Public License, General Public License, Lesser General Public License)</text:span></text:p>
      <text:p text:style-name="P4"><text:span text:style-name="T7"><text:tab/>- </text:span><text:span text:style-name="T8">Gestión de proyectos proponemos </text:span><text:span text:style-name="T20">Taiga</text:span><text:span text:style-name="T8">, para la creación del proyecto y administrar las tareas que componen la misma y administrar las tareas los diferentes miembros del equipo. Enlace la página de la aplicación : https://taiga.io/</text:span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11-26T18:26:19.22</meta:creation-date>
    <dc:date>2017-12-04T19:17:44.16</dc:date>
    <meta:editing-duration>PT00H17M20S</meta:editing-duration>
    <meta:editing-cycles>3</meta:editing-cycles>
    <meta:generator>OpenOffice.org/3.2$Win32 OpenOffice.org_project/320m18$Build-9502</meta:generator>
    <meta:document-statistic meta:table-count="0" meta:image-count="0" meta:object-count="0" meta:page-count="1" meta:paragraph-count="5" meta:word-count="121" meta:character-count="835"/>
  </office:meta>
</office:document-meta>
</file>